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Симулятор Лукаша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Это сделал 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301cm" svg:y="0.837cm" presentation:class="title" presentation:user-transformed="true">
          <draw:text-box>
            <text:p>Смысл игры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Вы должны дойти до картошки и съесть её до того как она остыла.</text:p>
              </text:list-item>
              <text:list-item>
                <text:p>У вас есть 60 секун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люсы игры 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Вы можете сделать себе уровень сам</text:p>
              </text:list-item>
              <text:list-item>
                <text:p>Легче прыгат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Что использовалось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Pyg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Вывод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В целом это прекрасная и лучшая игра в истори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4T18:28:36.949604381</meta:creation-date>
    <meta:editing-duration>PT7M24S</meta:editing-duration>
    <meta:editing-cycles>2</meta:editing-cycles>
    <meta:generator>LibreOffice/7.3.2.1$Linux_X86_64 LibreOffice_project/30$Build-1</meta:generator>
    <dc:title>Nature Illustration</dc:title>
    <dc:date>2025-02-04T18:36:00.662882160</dc:date>
    <meta:document-statistic meta:object-count="52"/>
  </office:meta>
</office:document-meta>
</file>